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4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mper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illivolt Shunt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illivolt per amper</text:p>
          </table:table-cell>
          <table:table-cell table:formula="of:=[.D16]/[.D15]" office:value-type="float" office:value="0.65" calcext:value-type="float">
            <text:p>0,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 ref</text:p>
          </table:table-cell>
          <table:table-cell office:value-type="float" office:value="2.5" calcext:value-type="float">
            <text:p>2,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assi ADC</text:p>
          </table:table-cell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illivol passo X1</text:p>
          </table:table-cell>
          <table:table-cell table:formula="of:=[.D17]/[.D18]*1000*1" office:value-type="float" office:value="2.44379276637341" calcext:value-type="float">
            <text:p>2,4437927664</text:p>
          </table:table-cell>
          <table:table-cell/>
          <table:table-cell office:value-type="string" calcext:value-type="string">
            <text:p>Amper per passo x1</text:p>
          </table:table-cell>
          <table:table-cell table:formula="of:=[.D19]/[.G16]" office:value-type="float" office:value="3.75968117903602" calcext:value-type="float">
            <text:p>3,759681179</text:p>
          </table:table-cell>
          <table:table-cell office:value-type="string" calcext:value-type="string">
            <text:p>Fondo Scala x1</text:p>
          </table:table-cell>
          <table:table-cell table:formula="of:=[.G19]*[.D18]/2" office:value-type="float" office:value="1923.07692307692" calcext:value-type="float">
            <text:p>1923,07692307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livol passo X10</text:p>
          </table:table-cell>
          <table:table-cell table:formula="of:=[.D19]/10" office:value-type="float" office:value="0.244379276637341" calcext:value-type="float">
            <text:p>0,2443792766</text:p>
          </table:table-cell>
          <table:table-cell/>
          <table:table-cell office:value-type="string" calcext:value-type="string">
            <text:p>Amper per passo x10</text:p>
          </table:table-cell>
          <table:table-cell table:formula="of:=[.D20]/[.G16]" office:value-type="float" office:value="0.375968117903602" calcext:value-type="float">
            <text:p>0,3759681179</text:p>
          </table:table-cell>
          <table:table-cell office:value-type="string" calcext:value-type="string">
            <text:p>Fondo Scala x10</text:p>
          </table:table-cell>
          <table:table-cell table:formula="of:=[.G20]*[.D18]/2" office:value-type="float" office:value="192.307692307692" calcext:value-type="float">
            <text:p>192,30769230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livol passo X200</text:p>
          </table:table-cell>
          <table:table-cell table:formula="of:=[.D19]/200" office:value-type="float" office:value="0.0122189638318671" calcext:value-type="float">
            <text:p>0,0122189638</text:p>
          </table:table-cell>
          <table:table-cell/>
          <table:table-cell office:value-type="string" calcext:value-type="string">
            <text:p>Amper per passo x200</text:p>
          </table:table-cell>
          <table:table-cell table:formula="of:=[.D21]/[.G16]" office:value-type="float" office:value="0.0187984058951801" calcext:value-type="float">
            <text:p>0,0187984059</text:p>
          </table:table-cell>
          <table:table-cell office:value-type="string" calcext:value-type="string">
            <text:p>Fondo Scala x200</text:p>
          </table:table-cell>
          <table:table-cell table:formula="of:=[.G21]*[.D18]/2" office:value-type="float" office:value="9.61538461538462" calcext:value-type="float">
            <text:p>9,6153846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00:35:56.401251363</meta:creation-date>
    <dc:date>2016-03-30T00:55:34.235442145</dc:date>
    <meta:editing-duration>PT2M57S</meta:editing-duration>
    <meta:editing-cycles>1</meta:editing-cycles>
    <meta:document-statistic meta:table-count="1" meta:cell-count="28" meta:object-count="0"/>
    <meta:generator>LibreOffice/5.0.3.2$Linux_x86 LibreOffice_project/00m0$Build-2</meta:generator>
  </office:meta>
</office:document-meta>
</file>